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4]=&quot;&quot;;&quot;&quot;;ROW([.B64])-1)" office:value-type="float" office:value="63" calcext:value-type="float">
            <text:p>63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SQL Server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5]=&quot;&quot;;&quot;&quot;;ROW([.B65])-1)" office:value-type="float" office:value="64" calcext:value-type="float">
            <text:p>64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aster Power BI – De A à Z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6]=&quot;&quot;;&quot;&quot;;ROW([.B66])-1)" office:value-type="float" office:value="65" calcext:value-type="float">
            <text:p>65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Logging Basic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7]=&quot;&quot;;&quot;&quot;;ROW([.B67])-1)" office:value-type="float" office:value="66" calcext:value-type="float">
            <text:p>66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ando scripts PowerShell para o SQL Serv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8]=&quot;&quot;;&quot;&quot;;ROW([.B68])-1)" office:value-type="float" office:value="67" calcext:value-type="float">
            <text:p>67</text:p>
          </table:table-cell>
          <table:table-cell office:value-type="date" office:date-value="2026-03-20" calcext:value-type="date">
            <text:p>20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Administrator Tool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9]=&quot;&quot;;&quot;&quot;;ROW([.B69])-1)" office:value-type="float" office:value="68" calcext:value-type="float">
            <text:p>68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Oracle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0]=&quot;&quot;;&quot;&quot;;ROW([.B70])-1)" office:value-type="float" office:value="69" calcext:value-type="float">
            <text:p>69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usiness Intelligence SQL – ETL Integration Servic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1]=&quot;&quot;;&quot;&quot;;ROW([.B71])-1)" office:value-type="float" office:value="70" calcext:value-type="float">
            <text:p>70</text:p>
          </table:table-cell>
          <table:table-cell office:value-type="date" office:date-value="2026-03-24" calcext:value-type="date">
            <text:p>24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usiness Intelligence – SQL Server e Analysis Servic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24T19:59:52.155430770</dc:date>
    <meta:editing-duration>PT1H26M9S</meta:editing-duration>
    <meta:editing-cycles>44</meta:editing-cycles>
    <meta:generator>LibreOffice/7.3.7.2$Linux_X86_64 LibreOffice_project/30$Build-2</meta:generator>
    <meta:document-statistic meta:table-count="1" meta:cell-count="497" meta:object-count="0"/>
  </office:meta>
</office:document-meta>
</file>